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p11-0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Czynnik</text:p>
          </table:table-cell>
          <table:table-cell office:value-type="string" calcext:value-type="string">
            <text:p>Zimowe</text:p>
          </table:table-cell>
          <table:table-cell office:value-type="string" calcext:value-type="string">
            <text:p>Letnie</text:p>
          </table:table-cell>
          <table:table-cell office:value-type="string" calcext:value-type="string">
            <text:p>Uniwersal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ll-year</text:p>
          </table:table-cell>
          <table:table-cell office:value-type="string" calcext:value-type="string">
            <text:p>ti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5" calcext:value-type="float">
            <text:p>245</text:p>
          </table:table-cell>
          <table:table-cell office:value-type="float" office:value="257" calcext:value-type="float">
            <text:p>257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string" calcext:value-type="string">
            <text:p>Column 1</text:p>
          </table:table-cell>
          <table:table-cell table:formula="of:=COUNT([$'rp11-04'.$B$3:.$B$7])" office:value-type="float" office:value="5" calcext:value-type="float">
            <text:p>5</text:p>
          </table:table-cell>
          <table:table-cell table:formula="of:=SUM([$'rp11-04'.$B$3:.$B$7])" office:value-type="float" office:value="1250" calcext:value-type="float">
            <text:p>1250</text:p>
          </table:table-cell>
          <table:table-cell table:formula="of:=AVERAGE([$'rp11-04'.$B$3:.$B$7])" office:value-type="float" office:value="250" calcext:value-type="float">
            <text:p>250</text:p>
          </table:table-cell>
          <table:table-cell table:formula="of:=VAR([$'rp11-04'.$B$3:.$B$7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olumn 2</text:p>
          </table:table-cell>
          <table:table-cell table:formula="of:=COUNT([$'rp11-04'.$C$3:.$C$7])" office:value-type="float" office:value="5" calcext:value-type="float">
            <text:p>5</text:p>
          </table:table-cell>
          <table:table-cell table:formula="of:=SUM([$'rp11-04'.$C$3:.$C$7])" office:value-type="float" office:value="1272" calcext:value-type="float">
            <text:p>1272</text:p>
          </table:table-cell>
          <table:table-cell table:formula="of:=AVERAGE([$'rp11-04'.$C$3:.$C$7])" office:value-type="float" office:value="254.4" calcext:value-type="float">
            <text:p>254,4</text:p>
          </table:table-cell>
          <table:table-cell table:formula="of:=VAR([$'rp11-04'.$C$3:.$C$7])" office:value-type="float" office:value="6.8" calcext:value-type="float">
            <text:p>6,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olumn 3</text:p>
          </table:table-cell>
          <table:table-cell table:formula="of:=COUNT([$'rp11-04'.$D$3:.$D$7])" office:value-type="float" office:value="5" calcext:value-type="float">
            <text:p>5</text:p>
          </table:table-cell>
          <table:table-cell table:formula="of:=SUM([$'rp11-04'.$D$3:.$D$7])" office:value-type="float" office:value="1310" calcext:value-type="float">
            <text:p>1310</text:p>
          </table:table-cell>
          <table:table-cell table:formula="of:=AVERAGE([$'rp11-04'.$D$3:.$D$7])" office:value-type="float" office:value="262" calcext:value-type="float">
            <text:p>262</text:p>
          </table:table-cell>
          <table:table-cell table:formula="of:=VAR([$'rp11-04'.$D$3:.$D$7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etween Groups</text:p>
          </table:table-cell>
          <table:table-cell table:formula="of:=SUMPRODUCT([$'rp11-04'.$I$7:.$I$9];[$'rp11-04'.$J$7:.$J$9])-SUM([$'rp11-04'.$I$7:.$I$9])^2/SUM([$'rp11-04'.$H$7:.$H$9])" office:value-type="float" office:value="368.533333333326" calcext:value-type="float">
            <text:p>368,533333333326</text:p>
          </table:table-cell>
          <table:table-cell table:formula="of:=COUNT([$'rp11-04'.$I$7:.$I$9])-1" office:value-type="float" office:value="2" calcext:value-type="float">
            <text:p>2</text:p>
          </table:table-cell>
          <table:table-cell table:formula="of:=[$'rp11-04'.$H$12] / [$'rp11-04'.$I$12]" office:value-type="float" office:value="184.266666666663" calcext:value-type="float">
            <text:p>184,266666666663</text:p>
          </table:table-cell>
          <table:table-cell table:formula="of:=[$'rp11-04'.$J$12] / [$'rp11-04'.$J$13]" office:value-type="float" office:value="17.3836477987418" calcext:value-type="float">
            <text:p>17,3836477987418</text:p>
          </table:table-cell>
          <table:table-cell table:formula="of:=LEGACY.FDIST([$'rp11-04'.$K$12]; [$'rp11-04'.$I$12]; [$'rp11-04'.$I$13])" office:value-type="float" office:value="0.000285386835350461" calcext:value-type="float">
            <text:p>0,00028538683535</text:p>
          </table:table-cell>
          <table:table-cell table:formula="of:=LEGACY.FINV([$'rp11-04'.$H$4]; [$'rp11-04'.$I$12]; [$'rp11-04'.$I$13])" office:value-type="float" office:value="3.88529383465239" calcext:value-type="float">
            <text:p>3,8852938346523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ithin Groups</text:p>
          </table:table-cell>
          <table:table-cell table:formula="of:=SUM(DEVSQ([$'rp11-04'.$B$3:.$B$7]);DEVSQ([$'rp11-04'.$C$3:.$C$7]);DEVSQ([$'rp11-04'.$D$3:.$D$7]))" office:value-type="float" office:value="127.2" calcext:value-type="float">
            <text:p>127,2</text:p>
          </table:table-cell>
          <table:table-cell table:formula="of:=SUM([$'rp11-04'.$H$7:.$H$9])-COUNT([$'rp11-04'.$H$7:.$H$9])" office:value-type="float" office:value="12" calcext:value-type="float">
            <text:p>12</text:p>
          </table:table-cell>
          <table:table-cell table:formula="of:=[$'rp11-04'.$H$13] / [$'rp11-04'.$I$13]" office:value-type="float" office:value="10.6" calcext:value-type="float">
            <text:p>10,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DEVSQ([$'rp11-04'.$B$3:.$B$7];[$'rp11-04'.$C$3:.$C$7];[$'rp11-04'.$D$3:.$D$7])" office:value-type="float" office:value="495.733333333333" calcext:value-type="float">
            <text:p>495,733333333333</text:p>
          </table:table-cell>
          <table:table-cell table:formula="of:=SUM([$'rp11-04'.$H$7:.$H$9]) - 1" office:value-type="float" office:value="14" calcext:value-type="float">
            <text:p>14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w 1</text:p>
          </table:table-cell>
          <table:table-cell table:formula="of:=COUNT([$'rp11-04'.$B$3:.$D$3])" office:value-type="float" office:value="3" calcext:value-type="float">
            <text:p>3</text:p>
          </table:table-cell>
          <table:table-cell table:formula="of:=SUM([$'rp11-04'.$B$3:.$D$3])" office:value-type="float" office:value="766" calcext:value-type="float">
            <text:p>766</text:p>
          </table:table-cell>
          <table:table-cell table:formula="of:=AVERAGE([$'rp11-04'.$B$3:.$D$3])" office:value-type="float" office:value="255.333333333333" calcext:value-type="float">
            <text:p>255,333333333333</text:p>
          </table:table-cell>
          <table:table-cell table:formula="of:=VAR([$'rp11-04'.$B$3:.$D$3])" office:value-type="float" office:value="30.3333333333333" calcext:value-type="float">
            <text:p>30,33333333333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w 2</text:p>
          </table:table-cell>
          <table:table-cell table:formula="of:=COUNT([$'rp11-04'.$B$4:.$D$4])" office:value-type="float" office:value="3" calcext:value-type="float">
            <text:p>3</text:p>
          </table:table-cell>
          <table:table-cell table:formula="of:=SUM([$'rp11-04'.$B$4:.$D$4])" office:value-type="float" office:value="765" calcext:value-type="float">
            <text:p>765</text:p>
          </table:table-cell>
          <table:table-cell table:formula="of:=AVERAGE([$'rp11-04'.$B$4:.$D$4])" office:value-type="float" office:value="255" calcext:value-type="float">
            <text:p>255</text:p>
          </table:table-cell>
          <table:table-cell table:formula="of:=VAR([$'rp11-04'.$B$4:.$D$4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w 3</text:p>
          </table:table-cell>
          <table:table-cell table:formula="of:=COUNT([$'rp11-04'.$B$5:.$D$5])" office:value-type="float" office:value="3" calcext:value-type="float">
            <text:p>3</text:p>
          </table:table-cell>
          <table:table-cell table:formula="of:=SUM([$'rp11-04'.$B$5:.$D$5])" office:value-type="float" office:value="770" calcext:value-type="float">
            <text:p>770</text:p>
          </table:table-cell>
          <table:table-cell table:formula="of:=AVERAGE([$'rp11-04'.$B$5:.$D$5])" office:value-type="float" office:value="256.666666666667" calcext:value-type="float">
            <text:p>256,666666666667</text:p>
          </table:table-cell>
          <table:table-cell table:formula="of:=VAR([$'rp11-04'.$B$5:.$D$5])" office:value-type="float" office:value="132.333333333333" calcext:value-type="float">
            <text:p>132,3333333333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w 4</text:p>
          </table:table-cell>
          <table:table-cell table:formula="of:=COUNT([$'rp11-04'.$B$6:.$D$6])" office:value-type="float" office:value="3" calcext:value-type="float">
            <text:p>3</text:p>
          </table:table-cell>
          <table:table-cell table:formula="of:=SUM([$'rp11-04'.$B$6:.$D$6])" office:value-type="float" office:value="764" calcext:value-type="float">
            <text:p>764</text:p>
          </table:table-cell>
          <table:table-cell table:formula="of:=AVERAGE([$'rp11-04'.$B$6:.$D$6])" office:value-type="float" office:value="254.666666666667" calcext:value-type="float">
            <text:p>254,666666666667</text:p>
          </table:table-cell>
          <table:table-cell table:formula="of:=VAR([$'rp11-04'.$B$6:.$D$6])" office:value-type="float" office:value="20.3333333333333" calcext:value-type="float">
            <text:p>20,33333333333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w 5</text:p>
          </table:table-cell>
          <table:table-cell table:formula="of:=COUNT([$'rp11-04'.$B$7:.$D$7])" office:value-type="float" office:value="3" calcext:value-type="float">
            <text:p>3</text:p>
          </table:table-cell>
          <table:table-cell table:formula="of:=SUM([$'rp11-04'.$B$7:.$D$7])" office:value-type="float" office:value="767" calcext:value-type="float">
            <text:p>767</text:p>
          </table:table-cell>
          <table:table-cell table:formula="of:=AVERAGE([$'rp11-04'.$B$7:.$D$7])" office:value-type="float" office:value="255.666666666667" calcext:value-type="float">
            <text:p>255,666666666667</text:p>
          </table:table-cell>
          <table:table-cell table:formula="of:=VAR([$'rp11-04'.$B$7:.$D$7])" office:value-type="float" office:value="36.3333333333333" calcext:value-type="float">
            <text:p>36,333333333333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etween Groups</text:p>
          </table:table-cell>
          <table:table-cell table:formula="of:=SUMPRODUCT([$'rp11-04'.$I$21:.$I$25];[$'rp11-04'.$J$21:.$J$25])-SUM([$'rp11-04'.$I$21:.$I$25])^2/SUM([$'rp11-04'.$H$21:.$H$25])" office:value-type="float" office:value="7.06666666653473" calcext:value-type="float">
            <text:p>7,06666666653473</text:p>
          </table:table-cell>
          <table:table-cell table:formula="of:=COUNT([$'rp11-04'.$I$21:.$I$25])-1" office:value-type="float" office:value="4" calcext:value-type="float">
            <text:p>4</text:p>
          </table:table-cell>
          <table:table-cell table:formula="of:=[$'rp11-04'.$H$28] / [$'rp11-04'.$I$28]" office:value-type="float" office:value="1.76666666663368" calcext:value-type="float">
            <text:p>1,76666666663368</text:p>
          </table:table-cell>
          <table:table-cell table:formula="of:=[$'rp11-04'.$J$28] / [$'rp11-04'.$J$29]" office:value-type="float" office:value="0.0361527967251095" calcext:value-type="float">
            <text:p>0,03615279672511</text:p>
          </table:table-cell>
          <table:table-cell table:formula="of:=LEGACY.FDIST([$'rp11-04'.$K$28]; [$'rp11-04'.$I$28]; [$'rp11-04'.$I$29])" office:value-type="float" office:value="0.997065957836787" calcext:value-type="float">
            <text:p>0,997065957836787</text:p>
          </table:table-cell>
          <table:table-cell table:formula="of:=LEGACY.FINV([$'rp11-04'.$H$18]; [$'rp11-04'.$I$28]; [$'rp11-04'.$I$29])" office:value-type="float" office:value="3.47804969076523" calcext:value-type="float">
            <text:p>3,478049690765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ithin Groups</text:p>
          </table:table-cell>
          <table:table-cell table:formula="of:=SUM(DEVSQ([$'rp11-04'.$B$3:.$D$3]);DEVSQ([$'rp11-04'.$B$4:.$D$4]);DEVSQ([$'rp11-04'.$B$5:.$D$5]);DEVSQ([$'rp11-04'.$B$6:.$D$6]);DEVSQ([$'rp11-04'.$B$7:.$D$7]))" office:value-type="float" office:value="488.666666666667" calcext:value-type="float">
            <text:p>488,666666666667</text:p>
          </table:table-cell>
          <table:table-cell table:formula="of:=SUM([$'rp11-04'.$H$21:.$H$25])-COUNT([$'rp11-04'.$H$21:.$H$25])" office:value-type="float" office:value="10" calcext:value-type="float">
            <text:p>10</text:p>
          </table:table-cell>
          <table:table-cell table:formula="of:=[$'rp11-04'.$H$29] / [$'rp11-04'.$I$29]" office:value-type="float" office:value="48.8666666666667" calcext:value-type="float">
            <text:p>48,866666666666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DEVSQ([$'rp11-04'.$B$3:.$D$3];[$'rp11-04'.$B$4:.$D$4];[$'rp11-04'.$B$5:.$D$5];[$'rp11-04'.$B$6:.$D$6];[$'rp11-04'.$B$7:.$D$7])" office:value-type="float" office:value="495.733333333333" calcext:value-type="float">
            <text:p>495,733333333333</text:p>
          </table:table-cell>
          <table:table-cell table:formula="of:=SUM([$'rp11-04'.$H$21:.$H$25]) - 1" office:value-type="float" office:value="14" calcext:value-type="float">
            <text:p>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5T18:13:56.192000000</dc:date>
    <meta:editing-duration>PT1H37M26S</meta:editing-duration>
    <meta:editing-cycles>1</meta:editing-cycles>
    <meta:document-statistic meta:table-count="1" meta:cell-count="127" meta:object-count="0"/>
    <meta:generator>LibreOffice/6.4.4.2$Windows_X86_64 LibreOffice_project/3d775be2011f3886db32dfd395a6a6d1ca2630ff</meta:generator>
  </office:meta>
</office:document-meta>
</file>